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master-page-name="Standard">
      <style:paragraph-properties fo:text-align="center" style:justify-single-word="false" style:page-number="auto"/>
      <style:text-properties fo:font-size="20pt" style:font-size-asian="20pt" style:font-size-complex="20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style:text-underline-style="none" style:font-size-asian="12pt" style:font-size-complex="12pt"/>
    </style:style>
    <style:style style:name="P5"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12pt" style:font-size-asian="12pt" style:font-size-complex="12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style:text-underline-style="non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flectie verslag</text:p>
      <text:p text:style-name="Standard"><text:span text:style-name="T2">Inleiding</text:span><text:span text:style-name="T1"><text:line-break/></text:span><text:span text:style-name="T3">Wauw! Wat is C een leuke taal. Zo makkelijk...</text:span></text:p>
      <text:p text:style-name="P3">Maar... Soms behoorlijk irritant. De voordelen en nadelen van C ben ik deze periode uitbundig tegengekomen. </text:p>
      <text:p text:style-name="P3">Toen we aan dit project begonnen vond ik het idee van de robot helemaal laten aansturen echt geweldig. Het leek wel een groot project; Zo groot zelfs, dat ik zelf niet meer de drang had wat 'extras' te doen. Gelukkig maar. We hebben het ook maar net afgekregen. Van documentatie tot proces, van software architectuur tot kijhard coderen. Samen hebben we meer als 1600 regels aan code geschreven. </text:p>
      <text:p text:style-name="P3">Ik ben zeer blij met de projectgroep waar ik in zat. Ik ben vooruitgegaan in mate van samenwerking en vind het leuk dat we dit project samen hebben neergezet. De vele momenten dat wij een doorbraak kregen van implementatieideeen, zorgen ervoor dat dit echt een enerverende proftaak was.</text:p>
      <text:p text:style-name="Standard"><text:span text:style-name="T2">Algemene terugblik<text:line-break/></text:span><text:span text:style-name="T4">Doelen</text:span><text:span text:style-name="T3"><text:line-break/>Heel simpel uitgelegd was de bedoeling dat een robot een persoon kan vinden in een doolhof en vervolgens zo snel mogelijk de doolhof te verlaten.</text:span></text:p>
      <text:p text:style-name="Standard"><text:span text:style-name="T4">Samenwerking</text:span><text:span text:style-name="T3"><text:line-break/>Zeer blij hierover. We hebben zowel los van elkaar geprogrammeerd als samen gecodeerd. Wekelijks een code review gehouden welke zeer nuttig bleken te zijn. Het team heeft snel SVN onder de knie gekregen. Ik merk dat de groepsplanning als goed ervaren wordt, maar bij sommige de individuele planning iets minder. Ik zelf heb beide goed ervaren.</text:span></text:p>
      <text:p text:style-name="Standard"><text:span text:style-name="T4">Terugkoppeling</text:span><text:span text:style-name="T3"><text:line-break/>Ik heb zelf sommige docenten aangesproken voor help, maar ik merk dat bij hele simpele opstartproblemen (zoals Eclipse welke niet werkt, of de robot zelf), we weinig hulp krijgen. In het algemeen zijn de docenten wel positief over ons.</text:span></text:p>
      <text:p text:style-name="Standard"><text:span text:style-name="T4">Obstakels en problemen<text:line-break/></text:span><text:span text:style-name="T5">Er zijn best weinig obstakels geweest. In het begin wat opstartproblemen met Eclipse, de robot, etc... De een na laatste dag hadden we een probleem met de debriefing, welke ik die avond (lees: nacht) nog heb opgelost.</text:span></text:p>
      <text:p text:style-name="P4"><text:soft-page-break/></text:p>
      <text:p text:style-name="P4"/>
      <text:p text:style-name="Standard"><text:span text:style-name="T4">Verbeterpunten<text:line-break/></text:span><text:span text:style-name="T5">Mijn persoonlijke verbeterpunten zijn misschien bij het overleggen wat meer aandacht tonen. Ik stel pas vragen wanneer ik deze zelf heb. Als anderen iets vragen of een antwoord van mij willen hebben lijk ik soms afwezig, ook al krijg ik het wel volledig mee. Vaak ben ik al na aan het denken over een antwoord. Communicatietechnisch is het dan handiger als ik de persoon in de ogen aankijk.</text:span></text:p>
      <text:p text:style-name="P1"/>
      <text:p text:style-name="Standard"><text:span text:style-name="T2">Resultaten IPV metingen</text:span><text:span text:style-name="T1"><text:line-break/></text:span><text:span text:style-name="T3">Ik scoor veel beter als in P3. Enthousiasme is hetzelfde gebleven. Ik zette me in P3 al volledig in, nu nog steeds. Wel gereguleerd deze keer. Ik stel vragen en laat anderen veel onderdelen zelf inbrengen. Volgens mijn teammaten ben ik flexibeler.</text:span><text:span text:style-name="T1"><text:line-break/></text:span></text:p>
      <text:p text:style-name="Standard"><text:span text:style-name="T2">Conclusie</text:span></text:p>
      <text:p text:style-name="P5">Het is in mijn ogen een geslaagd project geweest. Ik ben blij met mijn groep. Ze hebben goed meegewer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nl" fo:country="NL"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17in" style:writing-mode="page"/>
      <style:text-properties style:use-window-font-color="true" style:font-name="Calibri" fo:font-size="11pt" fo:language="nl" fo:country="NL"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9839in"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clan Bullock</meta:initial-creator>
    <dc:creator>Declan Bullock</dc:creator>
    <meta:editing-cycles>9</meta:editing-cycles>
    <meta:creation-date>2012-06-13T11:22:48</meta:creation-date>
    <dc:date>2012-06-14T12:34:59</dc:date>
    <meta:editing-duration>PT17M</meta:editing-duration>
    <meta:generator>LibreOffice/3.5$Linux_X86_64 LibreOffice_project/350m1$Build-2</meta:generator>
    <meta:document-statistic meta:table-count="0" meta:image-count="0" meta:object-count="0" meta:page-count="2" meta:paragraph-count="13" meta:word-count="443" meta:character-count="2670" meta:non-whitespace-character-count="223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